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ndika" svg:font-family="Andika" style:font-pitch="variable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35f12" officeooo:paragraph-rsid="003f0d4f" style:font-size-asian="12pt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bec84"/>
    </style:style>
    <style:style style:name="P4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1402c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.101cm"/>
      <style:text-properties style:font-name="BetecknaLowerCase1" officeooo:rsid="001290e9" officeooo:paragraph-rsid="003a98d6"/>
    </style:style>
    <style:style style:name="P8" style:family="paragraph" style:parent-style-name="Standard">
      <style:paragraph-properties fo:line-height="1.101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a98d6"/>
    </style:style>
    <style:style style:name="P9" style:family="paragraph" style:parent-style-name="Standard">
      <style:paragraph-properties fo:line-height="1.101cm"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f0d4f"/>
    </style:style>
    <style:style style:name="P10" style:family="paragraph" style:parent-style-name="Text_20_body">
      <style:paragraph-properties fo:line-height="100%" fo:text-align="end" style:justify-single-word="false"/>
      <style:text-properties officeooo:paragraph-rsid="0039af7a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1402c" style:font-size-asian="6pt" style:font-size-complex="6pt"/>
    </style:style>
    <style:style style:name="P12" style:family="paragraph">
      <style:text-properties style:font-name="DejaVu Sans" fo:font-size="96pt" style:font-size-asian="96pt" style:font-size-complex="96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style:font-name="FreeSans1"/>
    </style:style>
    <style:style style:name="P15" style:family="paragraph">
      <style:text-properties style:font-name="FreeSans1"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style:font-name="Andika" fo:font-size="80pt" officeooo:rsid="0039af7a" style:font-size-asian="80pt" style:font-size-complex="80pt"/>
    </style:style>
    <style:style style:name="T5" style:family="text">
      <style:text-properties style:use-window-font-color="true" style:font-name="Andika" fo:font-size="20pt" officeooo:rsid="0039af7a" style:font-size-asian="20pt" style:font-size-complex="20pt"/>
    </style:style>
    <style:style style:name="T6" style:family="text">
      <style:text-properties fo:text-transform="lowercase" style:font-name="Andika" fo:font-size="20pt" officeooo:rsid="0039af7a" style:font-size-asian="20pt" style:font-size-complex="20pt"/>
    </style:style>
    <style:style style:name="T7" style:family="text">
      <style:text-properties fo:text-transform="lowercase" style:font-name="Andika" fo:font-size="40pt" officeooo:rsid="0039af7a" style:font-size-asian="40pt" style:font-size-complex="40pt"/>
    </style:style>
    <style:style style:name="T8" style:family="text">
      <style:text-properties fo:text-transform="lowercase" style:font-name="Andika" fo:font-size="10pt" officeooo:rsid="0039af7a" style:font-size-asian="10pt" style:font-size-complex="10pt"/>
    </style:style>
    <style:style style:name="T9" style:family="text">
      <style:text-properties fo:text-transform="lowercase" style:font-name="Andika" fo:font-size="8pt" officeooo:rsid="0039af7a" style:font-size-asian="8pt" style:font-size-complex="8pt"/>
    </style:style>
    <style:style style:name="T10" style:family="text">
      <style:text-properties fo:text-transform="lowercase" fo:font-size="8pt" officeooo:rsid="0036e15d" style:font-size-asian="8pt" style:font-size-complex="8pt"/>
    </style:style>
    <style:style style:name="T11" style:family="text">
      <style:text-properties fo:text-transform="lowercase" fo:font-size="12pt" officeooo:rsid="0036e15d" style:font-size-asian="12pt" style:font-size-complex="12pt"/>
    </style:style>
    <style:style style:name="T12" style:family="text">
      <style:text-properties officeooo:rsid="001a7abf" style:font-name-asian="Droid Sans Fallback" style:font-name-complex="FreeSans2"/>
    </style:style>
    <style:style style:name="T13" style:family="text">
      <style:text-properties officeooo:rsid="003aebe5" style:font-name-asian="Droid Sans Fallback" style:font-name-complex="FreeSans2"/>
    </style:style>
    <style:style style:name="T14" style:family="text">
      <style:text-properties officeooo:rsid="003f0d4f" style:font-name-asian="Droid Sans Fallback" style:font-name-complex="FreeSans2"/>
    </style:style>
    <style:style style:name="T15" style:family="text">
      <style:text-properties officeooo:rsid="0039af7a"/>
    </style:style>
    <style:style style:name="T16" style:family="text">
      <style:text-properties style:font-name="Andika" fo:font-size="8pt" officeooo:rsid="003a98d6" style:font-size-asian="8pt" style:font-size-complex="8pt"/>
    </style:style>
    <style:style style:name="T17" style:family="text">
      <style:text-properties officeooo:rsid="003aebe5"/>
    </style:style>
    <style:style style:name="T18" style:family="text">
      <style:text-properties officeooo:rsid="003f0d4f"/>
    </style:style>
    <style:style style:name="T19" style:family="text">
      <style:text-properties officeooo:rsid="001f5956"/>
    </style:style>
    <style:style style:name="T20" style:family="text">
      <style:text-properties style:font-name="Andika" fo:font-size="96pt" style:font-size-asian="96pt" style:font-size-complex="96pt"/>
    </style:style>
    <style:style style:name="T21" style:family="text">
      <style:text-properties style:font-name="FreeSans1"/>
    </style:style>
    <style:style style:name="T22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2.989cm" svg:height="7.21cm" svg:x="2.381cm" svg:y="1.018cm">
        <draw:text-box>
          <text:p><text:span text:style-name="T20">j</text:span></text:p>
        </draw:text-box>
      </draw:frame>
      <draw:path text:anchor-type="page" text:anchor-page-number="1" draw:z-index="1" draw:style-name="gr2" draw:text-style-name="P13" svg:width="0.461cm" svg:height="0.309cm" draw:transform="skewX (0.00191986217719377) rotate (-2.07135675626687) translate (3.88715922579467cm 2.86665965643059cm)" svg:viewBox="0 0 462 310" svg:d="M433 131c-383 554-757-383 29-62">
        <text:p/>
      </draw:path>
      <draw:frame text:anchor-type="page" text:anchor-page-number="1" draw:z-index="2" draw:style-name="gr3" draw:text-style-name="P14" svg:width="0.287cm" svg:height="0.579cm" svg:x="4.02cm" svg:y="2.297cm">
        <draw:text-box>
          <text:p><text:span text:style-name="T21">2</text:span></text:p>
        </draw:text-box>
      </draw:frame>
      <draw:frame text:anchor-type="page" text:anchor-page-number="1" draw:z-index="3" draw:style-name="gr4" draw:text-style-name="P15" svg:width="0.237cm" svg:height="0.511cm" svg:x="4.584cm" svg:y="5.045cm">
        <draw:text-box>
          <text:p><text:span text:style-name="T22">1</text:span></text:p>
        </draw:text-box>
      </draw:frame>
      <draw:line text:anchor-type="page" text:anchor-page-number="1" draw:z-index="4" draw:style-name="gr5" draw:text-style-name="P13" svg:x1="4.274cm" svg:y1="4.233cm" svg:x2="4.258cm" svg:y2="6.18cm">
        <text:p/>
      </draw:line>
      <draw:path text:anchor-type="page" text:anchor-page-number="1" draw:z-index="5" draw:style-name="gr2" draw:text-style-name="P13" svg:width="1.215cm" svg:height="0.85cm" draw:transform="skewX (0.00191986217719383) rotate (-2.07135675626687) translate (4.3501761783044cm 6.23130473688079cm)" svg:viewBox="0 0 1216 851" svg:d="M0 105c697-382 1370 371 1185 746">
        <text:p/>
      </draw:path>
      <text:p text:style-name="P5">LATIN <text:span text:style-name="T3">SMALL</text:span> LETTER <text:span text:style-name="T15">J</text:span></text:p>
      <text:p text:style-name="P6">Das <text:span text:style-name="T3">kleine</text:span> <text:span text:style-name="T15">Jott</text:span></text:p>
      <text:p text:style-name="P1"/>
      <text:p text:style-name="P2"><text:span text:style-name="T18">ja </text:span><text:span text:style-name="T2">•</text:span><text:span text:style-name="T12"> </text:span><text:span text:style-name="T14">joggen</text:span><text:span text:style-name="T13"> </text:span><text:span text:style-name="T2">•</text:span><text:span text:style-name="T12"> </text:span><text:span text:style-name="T14">jemand</text:span><text:span text:style-name="T13"> </text:span><text:span text:style-name="T2">•</text:span><text:span text:style-name="T12"> </text:span><text:span text:style-name="T17">jung </text:span><text:span text:style-name="T2">•</text:span><text:span text:style-name="T12"> </text:span><text:span text:style-name="T13">jetzt</text:span></text:p>
      <text:p text:style-name="P10"><text:span text:style-name="Outline_5f_very_5f_large"><text:span text:style-name="T5"><text:s/>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text:span text:style-name="Outline_5f_very_5f_large"><text:span text:style-name="T5"> </text:span></text:span><text:span text:style-name="Outline_5f_very_5f_large"><text:span text:style-name="T4">j</text:span></text:span></text:p>
      <text:p text:style-name="P3"><text:span text:style-name="Outline_5f_large"><text:span text:style-name="T11"><text:s/>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text:span text:style-name="Outline_5f_large"><text:span text:style-name="T10"> </text:span></text:span><text:span text:style-name="Outline_5f_large"><text:span text:style-name="T7">j</text:span></text:span></text:p>
      <text:p text:style-name="P7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9"><text:span text:style-name="Outline"><text:span text:style-name="T8"><text:s/>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text:span text:style-name="Outline"><text:span text:style-name="T9"> </text:span></text:span><text:span text:style-name="Outline"><text:span text:style-name="T6">j</text:span></text:span></text:p>
      <text:p text:style-name="P8"><draw:line text:anchor-type="paragraph" draw:z-index="6" draw:style-name="gr6" draw:text-style-name="P16" svg:x1="0cm" svg:y1="0.319cm" svg:x2="17cm" svg:y2="0.319cm"><text:p/></draw:line><draw:line text:anchor-type="paragraph" draw:z-index="7" draw:style-name="gr6" draw:text-style-name="P16" svg:x1="0cm" svg:y1="0.72cm" svg:x2="17cm" svg:y2="0.72cm"><text:p/></draw:line><draw:line text:anchor-type="paragraph" draw:z-index="8" draw:style-name="gr6" draw:text-style-name="P16" svg:x1="0cm" svg:y1="0.921cm" svg:x2="17cm" svg:y2="0.921cm"><text:p/></draw:line><draw:line text:anchor-type="paragraph" draw:z-index="9" draw:style-name="gr6" draw:text-style-name="P16" svg:x1="0cm" svg:y1="0.52cm" svg:x2="17cm" svg:y2="0.52cm"><text:p/></draw:line><text:span text:style-name="Zeilenanfang"><text:span text:style-name="T16"> </text:span></text:span><text:span text:style-name="Outline"><text:span text:style-name="T6">j</text:span></text:span></text:p>
      <text:p text:style-name="P8"><draw:line text:anchor-type="paragraph" draw:z-index="10" draw:style-name="gr6" draw:text-style-name="P16" svg:x1="0cm" svg:y1="0.319cm" svg:x2="17cm" svg:y2="0.319cm"><text:p/></draw:line><draw:line text:anchor-type="paragraph" draw:z-index="11" draw:style-name="gr6" draw:text-style-name="P16" svg:x1="0cm" svg:y1="0.921cm" svg:x2="17cm" svg:y2="0.921cm"><text:p/></draw:line><text:span text:style-name="Zeilenanfang"><text:span text:style-name="T16"> </text:span></text:span><text:span text:style-name="Outline"><text:span text:style-name="T6">j</text:span></text:span></text:p>
      <text:p text:style-name="P4"/>
      <text:p text:style-name="P4"><text:span text:style-name="T1">©</text:span> Copyright 2016 Stephan Kreutzer, <text:span text:style-name="T19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Andika" svg:font-family="Andika" style:font-pitch="variable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0:21.580732318</dc:date>
    <dc:creator>Stephan Kreutzer</dc:creator>
    <meta:editing-duration>PT2H31M3S</meta:editing-duration>
    <meta:editing-cycles>5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860" meta:character-count="1891" meta:non-whitespace-character-count="1035"/>
  </office:meta>
</office:document-meta>
</file>